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5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397cm" svg:x="1.889cm" svg:y="6.842cm">
          <text:p text:style-name="P1">Server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1.889cm" svg:y="9.89cm">
          <text:p text:style-name="P1">Server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1.889cm" svg:y="4.175cm">
          <text:p text:style-name="P1">Server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8.684cm" svg:y="6.751cm">
          <text:p text:style-name="P1">Client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8.684cm" svg:y="9.799cm">
          <text:p text:style-name="P1">Client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8.684cm" svg:y="4.084cm">
          <text:p text:style-name="P1">Client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15.478cm" svg:y="6.842cm">
          <text:p text:style-name="P1">Queue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15.478cm" svg:y="9.89cm">
          <text:p text:style-name="P1">Queu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397cm" svg:x="15.478cm" svg:y="4.175cm">
          <text:p text:style-name="P1">Queue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23cm" svg:y1="4.937cm" svg:x2="8.62cm" svg:y2="4.937cm">
          <text:p/>
        </draw:line>
        <draw:line draw:style-name="gr2" draw:text-style-name="P2" draw:layer="layout" svg:x1="7.223cm" svg:y1="4.937cm" svg:x2="8.62cm" svg:y2="4.937cm">
          <text:p/>
        </draw:line>
        <draw:line draw:style-name="gr2" draw:text-style-name="P2" draw:layer="layout" svg:x1="7.096cm" svg:y1="10.398cm" svg:x2="8.493cm" svg:y2="10.398cm">
          <text:p/>
        </draw:line>
        <draw:line draw:style-name="gr2" draw:text-style-name="P2" draw:layer="layout" svg:x1="7.096cm" svg:y1="7.604cm" svg:x2="8.493cm" svg:y2="7.604cm">
          <text:p/>
        </draw:line>
        <draw:line draw:style-name="gr2" draw:text-style-name="P2" draw:layer="layout" svg:x1="13.954cm" svg:y1="4.937cm" svg:x2="15.351cm" svg:y2="4.937cm">
          <text:p/>
        </draw:line>
        <draw:line draw:style-name="gr2" draw:text-style-name="P2" draw:layer="layout" svg:x1="13.954cm" svg:y1="4.937cm" svg:x2="15.351cm" svg:y2="4.937cm">
          <text:p/>
        </draw:line>
        <draw:line draw:style-name="gr2" draw:text-style-name="P2" draw:layer="layout" svg:x1="13.827cm" svg:y1="10.398cm" svg:x2="15.224cm" svg:y2="10.398cm">
          <text:p/>
        </draw:line>
        <draw:line draw:style-name="gr2" draw:text-style-name="P2" draw:layer="layout" svg:x1="13.827cm" svg:y1="7.604cm" svg:x2="15.224cm" svg:y2="7.6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4:46:23.696710529</meta:creation-date>
    <dc:date>2021-07-01T18:38:05.209878893</dc:date>
    <meta:editing-duration>PT6M31S</meta:editing-duration>
    <meta:editing-cycles>2</meta:editing-cycles>
    <meta:generator>LibreOffice/6.4.7.2$Linux_X86_64 LibreOffice_project/40$Build-2</meta:generator>
    <meta:document-statistic meta:object-count="17"/>
  </office:meta>
</office:document-meta>
</file>